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9966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3cm" svg:height="4cm" svg:x="1.5cm" svg:y="10.5cm">
          <text:p text:style-name="P1"><text:span text:style-name="T1">KONECT-Data</text:span></text:p>
          <text:p text:style-name="P1"><text:span text:style-name="T2">23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2cm" svg:height="3cm" svg:x="12.5cm" svg:y="16cm">
          <text:p text:style-name="P1"><text:span text:style-name="T3">KONECT-Crawlers</text:span></text:p>
          <text:p text:style-name="P1">Slashdot Zoo, Petster, Wikipedia, …</text:p>
          <text:p text:style-name="P1">Crawl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cm" svg:height="3cm" svg:x="1.5cm" svg:y="16cm">
          <text:p text:style-name="P1"><text:span text:style-name="T3">KONECT-Extraction</text:span></text:p>
          <text:p text:style-name="P1">Dataset generation</text:p>
          <text:p text:style-name="P1">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0.5cm" svg:y1="17.5cm" svg:x2="12.5cm" svg:y2="17.5cm">
          <text:p/>
        </draw:line>
        <draw:line draw:style-name="gr4" draw:text-style-name="P1" draw:layer="layout" svg:x1="6cm" svg:y1="16cm" svg:x2="6cm" svg:y2="14.5cm">
          <text:p/>
        </draw:line>
        <draw:line draw:style-name="gr4" draw:text-style-name="P1" draw:layer="layout" svg:x1="19cm" svg:y1="16cm" svg:x2="19cm" svg:y2="14.5cm">
          <text:p/>
        </draw:line>
        <draw:custom-shape draw:style-name="gr5" draw:text-style-name="P2" draw:layer="layout" svg:width="9.5cm" svg:height="3cm" svg:x="1.5cm" svg:y="6cm">
          <text:p text:style-name="P1"><text:span text:style-name="T1">KONECT-Toolbox</text:span></text:p>
          <text:p text:style-name="P1"><text:span text:style-name="T2">Matlab library for </text:span></text:p>
          <text:p text:style-name="P1"><text:span text:style-name="T2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cm" svg:y1="10.5cm" svg:x2="19cm" svg:y2="9cm">
          <text:p/>
        </draw:line>
        <draw:custom-shape draw:style-name="gr6" draw:text-style-name="P1" draw:layer="layout" svg:width="12cm" svg:height="3cm" svg:x="12.5cm" svg:y="6cm">
          <text:p text:style-name="P1"><text:span text:style-name="T3">KONECT-Analysis</text:span></text:p>
          <text:p text:style-name="P1">Network analysis test be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cm" svg:y1="10.5cm" svg:x2="6cm" svg:y2="9cm">
          <text:p/>
        </draw:line>
        <draw:line draw:style-name="gr4" draw:text-style-name="P1" draw:layer="layout" svg:x1="11cm" svg:y1="7.5cm" svg:x2="12.5cm" svg:y2="7.5cm">
          <text:p/>
        </draw:line>
        <draw:custom-shape draw:style-name="gr7" draw:text-style-name="P1" draw:layer="layout" svg:width="9.5cm" svg:height="3cm" svg:x="15cm" svg:y="1.5cm">
          <text:p text:style-name="P1"><text:span text:style-name="T3">KONECT-WWW</text:span></text:p>
          <text:p text:style-name="P1">WWW interface layer for</text:p>
          <text:p text:style-name="P1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cm" svg:y1="6cm" svg:x2="19cm" svg:y2="4.5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20M49S</meta:editing-duration>
    <meta:editing-cycles>15</meta:editing-cycles>
    <dc:date>2017-08-14T14:57:45.235851517</dc:date>
    <meta:generator>LibreOffice/4.2.8.2$Linux_x86 LibreOffice_project/420m0$Build-2</meta:generator>
    <meta:document-statistic meta:object-count="36"/>
  </office:meta>
</office:document-meta>
</file>